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200%"/>
      <style:text-properties fo:font-size="14pt" officeooo:paragraph-rsid="0004273e" style:font-size-asian="14pt" style:font-size-complex="14pt"/>
    </style:style>
    <style:style style:name="P3" style:family="paragraph" style:parent-style-name="Standard">
      <style:paragraph-properties fo:margin-left="0pt" fo:margin-right="0pt" fo:line-height="200%" fo:text-indent="0pt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pt" fo:margin-right="0pt" fo:line-height="200%" fo:text-indent="0pt" style:auto-text-indent="false"/>
      <style:text-properties fo:font-size="14pt" officeooo:paragraph-rsid="0004273e" style:font-size-asian="14pt" style:font-size-complex="14pt"/>
    </style:style>
    <style:style style:name="T1" style:family="text">
      <style:text-properties officeooo:rsid="00042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Poggio alla Croce,<text:tab/><text:tab/>Agosto 2016</text:span></text:p>
      <text:p text:style-name="P1"/>
      <text:p text:style-name="P1"/>
      <text:p text:style-name="P1"><text:tab/><text:tab/><text:tab/><text:tab/><text:tab/><text:tab/><text:span text:style-name="T1">Spett.le NEXIVE Spedizioni</text:span></text:p>
      <text:p text:style-name="P2"><text:tab/><text:tab/><text:tab/><text:tab/><text:tab/><text:tab/><text:span text:style-name="T1">Magazzino di Firenze</text:span></text:p>
      <text:p text:style-name="P2"/>
      <text:p text:style-name="P2"/>
      <text:p text:style-name="P2"/>
      <text:p text:style-name="P4"><text:span text:style-name="T1">La sottoscritta Elettra Fanfani, residente in Loc. Castagneto 11, 50063 Figline e Incisa Valdarno delega il Sig. ______________________________________________________________</text:span></text:p>
      <text:p text:style-name="P4"><text:span text:style-name="T1">a ritirare il pacco a me destinato identificato con il barcode: STCPA000001607130764 e giacente presso il vostro magazzino.</text:span></text:p>
      <text:p text:style-name="P4"/>
      <text:p text:style-name="P4"><text:span text:style-name="T1">Cordiali saluti</text:span></text:p>
      <text:p text:style-name="P4"/>
      <text:p text:style-name="P4"/>
      <text:p text:style-name="P4"><text:tab/><text:tab/><text:tab/><text:tab/><text:tab/><text:tab/><text:tab/><text:tab/><text:span text:style-name="T1">Elettra Fanfani</text:span></text:p>
      <text:p text:style-name="P4"><text:tab/><text:tab/><text:tab/><text:tab/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3:40:01.604820625</meta:creation-date>
    <dc:date>2016-08-28T13:49:06.242840050</dc:date>
    <meta:editing-duration>PT3M1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8" meta:word-count="51" meta:character-count="437" meta:non-whitespace-character-count="360"/>
  </office:meta>
</office:document-meta>
</file>